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5pt" officeooo:rsid="001cab4a" officeooo:paragraph-rsid="001cab4a" style:font-size-asian="15pt" style:font-size-complex="15pt"/>
    </style:style>
    <style:style style:name="P2" style:family="paragraph" style:parent-style-name="Standard">
      <style:text-properties style:font-name="Abyssinica SIL" fo:font-size="14pt" officeooo:rsid="001cab4a" officeooo:paragraph-rsid="001cab4a" style:font-size-asian="14pt" style:font-size-complex="14pt"/>
    </style:style>
    <style:style style:name="P3" style:family="paragraph" style:parent-style-name="Standard">
      <style:text-properties style:font-name="Abyssinica SIL" fo:font-size="14pt" officeooo:rsid="001cab4a" officeooo:paragraph-rsid="001d1bb7" style:font-size-asian="14pt" style:font-size-complex="14pt"/>
    </style:style>
    <style:style style:name="P4" style:family="paragraph" style:parent-style-name="Standard">
      <style:text-properties style:font-name="Abyssinica SIL" fo:font-size="14pt" officeooo:rsid="001cab4a" officeooo:paragraph-rsid="0029d9c4" style:font-size-asian="14pt" style:font-size-complex="14pt"/>
    </style:style>
    <style:style style:name="P5" style:family="paragraph" style:parent-style-name="Standard">
      <style:text-properties style:font-name="Abyssinica SIL" fo:font-size="14pt" officeooo:rsid="001cab4a" officeooo:paragraph-rsid="002f4289" style:font-size-asian="14pt" style:font-size-complex="14pt"/>
    </style:style>
    <style:style style:name="P6" style:family="paragraph" style:parent-style-name="Standard">
      <style:text-properties style:font-name="Abyssinica SIL" fo:font-size="14pt" officeooo:rsid="001cab4a" officeooo:paragraph-rsid="00310919" style:font-size-asian="14pt" style:font-size-complex="14pt"/>
    </style:style>
    <style:style style:name="P7" style:family="paragraph" style:parent-style-name="Standard">
      <style:text-properties style:font-name="Abyssinica SIL" fo:font-size="14pt" officeooo:rsid="001cab4a" officeooo:paragraph-rsid="0033c7c0" style:font-size-asian="14pt" style:font-size-complex="14pt"/>
    </style:style>
    <style:style style:name="P8" style:family="paragraph" style:parent-style-name="Standard">
      <style:text-properties style:font-name="Abyssinica SIL" fo:font-size="14pt" officeooo:rsid="001cab4a" officeooo:paragraph-rsid="00397736" style:font-size-asian="14pt" style:font-size-complex="14pt"/>
    </style:style>
    <style:style style:name="P9" style:family="paragraph" style:parent-style-name="Standard">
      <style:text-properties style:font-name="Abyssinica SIL" fo:font-size="14pt" officeooo:rsid="001cab4a" officeooo:paragraph-rsid="003b4b04" style:font-size-asian="14pt" style:font-size-complex="14pt"/>
    </style:style>
    <style:style style:name="P10" style:family="paragraph" style:parent-style-name="Standard">
      <style:text-properties style:font-name="Abyssinica SIL" fo:font-size="14pt" officeooo:rsid="001cab4a" officeooo:paragraph-rsid="003cd0bf" style:font-size-asian="14pt" style:font-size-complex="14pt"/>
    </style:style>
    <style:style style:name="P11" style:family="paragraph" style:parent-style-name="Standard">
      <style:text-properties style:font-name="Abyssinica SIL" fo:font-size="14pt" officeooo:rsid="001cab4a" officeooo:paragraph-rsid="003de7cf" style:font-size-asian="14pt" style:font-size-complex="14pt"/>
    </style:style>
    <style:style style:name="P12" style:family="paragraph" style:parent-style-name="Standard">
      <style:text-properties style:font-name="Abyssinica SIL" fo:font-size="14pt" officeooo:rsid="001cab4a" officeooo:paragraph-rsid="003e17b4" style:font-size-asian="14pt" style:font-size-complex="14pt"/>
    </style:style>
    <style:style style:name="P13" style:family="paragraph" style:parent-style-name="Standard">
      <style:text-properties style:font-name="Abyssinica SIL" fo:font-size="14pt" officeooo:rsid="001cab4a" officeooo:paragraph-rsid="003ef2c6" style:font-size-asian="14pt" style:font-size-complex="14pt"/>
    </style:style>
    <style:style style:name="P14" style:family="paragraph" style:parent-style-name="Standard">
      <style:text-properties style:font-name="Abyssinica SIL" fo:font-size="14pt" officeooo:rsid="001cab4a" officeooo:paragraph-rsid="0040bfca" style:font-size-asian="14pt" style:font-size-complex="14pt"/>
    </style:style>
    <style:style style:name="P15" style:family="paragraph" style:parent-style-name="Standard">
      <style:text-properties style:font-name="Abyssinica SIL" fo:font-size="14pt" officeooo:rsid="001cab4a" officeooo:paragraph-rsid="0043ff73" style:font-size-asian="14pt" style:font-size-complex="14pt"/>
    </style:style>
    <style:style style:name="P16" style:family="paragraph" style:parent-style-name="Standard">
      <style:text-properties style:font-name="Abyssinica SIL" fo:font-size="14pt" officeooo:rsid="001d1bb7" officeooo:paragraph-rsid="001d1bb7" style:font-size-asian="14pt" style:font-size-complex="14pt"/>
    </style:style>
    <style:style style:name="P17" style:family="paragraph" style:parent-style-name="Standard">
      <style:text-properties style:font-name="Abyssinica SIL" fo:font-size="14pt" officeooo:rsid="002bc9d3" officeooo:paragraph-rsid="002bc9d3" style:font-size-asian="14pt" style:font-size-complex="14pt"/>
    </style:style>
    <style:style style:name="P18" style:family="paragraph" style:parent-style-name="Standard">
      <style:text-properties style:font-name="Abyssinica SIL" fo:font-size="14pt" officeooo:rsid="0033c7c0" officeooo:paragraph-rsid="0033c7c0" style:font-size-asian="14pt" style:font-size-complex="14pt"/>
    </style:style>
    <style:style style:name="P19" style:family="paragraph" style:parent-style-name="Standard">
      <style:text-properties style:font-name="Abyssinica SIL" fo:font-size="14pt" officeooo:rsid="00389fac" officeooo:paragraph-rsid="00389fac" style:font-size-asian="14pt" style:font-size-complex="14pt"/>
    </style:style>
    <style:style style:name="P20" style:family="paragraph" style:parent-style-name="Standard">
      <style:text-properties style:font-name="Abyssinica SIL" fo:font-size="14pt" officeooo:rsid="003de7cf" officeooo:paragraph-rsid="003de7cf" style:font-size-asian="14pt" style:font-size-complex="14pt"/>
    </style:style>
    <style:style style:name="T1" style:family="text">
      <style:text-properties officeooo:rsid="001d1bb7"/>
    </style:style>
    <style:style style:name="T2" style:family="text">
      <style:text-properties officeooo:rsid="0024fa49"/>
    </style:style>
    <style:style style:name="T3" style:family="text">
      <style:text-properties officeooo:rsid="00263257"/>
    </style:style>
    <style:style style:name="T4" style:family="text">
      <style:text-properties officeooo:rsid="002d65c6"/>
    </style:style>
    <style:style style:name="T5" style:family="text">
      <style:text-properties officeooo:rsid="00310919"/>
    </style:style>
    <style:style style:name="T6" style:family="text">
      <style:text-properties officeooo:rsid="0036d296"/>
    </style:style>
    <style:style style:name="T7" style:family="text">
      <style:text-properties officeooo:rsid="003f8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=</text:p>
      <text:p text:style-name="P2"/>
      <text:p text:style-name="P2">app.post("/api/customer",customer.create); <text:s text:c="2"/></text:p>
      <text:p text:style-name="P2">app.get("/api/customer/:customerId",customer.findById);</text:p>
      <text:p text:style-name="P2"/>
      <text:p text:style-name="P16">Admin= </text:p>
      <text:p text:style-name="P16"/>
      <text:p text:style-name="P3">app.post("/api/<text:span text:style-name="T1">admin</text:span>",<text:span text:style-name="T1">admin</text:span>.create); </text:p>
      <text:p text:style-name="P4">app.get("/api/<text:span text:style-name="T1">admin</text:span>/:<text:span text:style-name="T1">admin</text:span>Id",<text:span text:style-name="T1">admin</text:span>.findById);</text:p>
      <text:p text:style-name="P4">app.get("//api/<text:span text:style-name="T1">admin</text:span>/",<text:span text:style-name="T1">admin</text:span>.findAll);</text:p>
      <text:p text:style-name="P4">app.put("//api/<text:span text:style-name="T2">admin</text:span>/:<text:span text:style-name="T2">admin</text:span>Id", <text:span text:style-name="T2">admin</text:span>.update);</text:p>
      <text:p text:style-name="P4">app.delete('/api/<text:span text:style-name="T2">admin</text:span>/:<text:span text:style-name="T2">admin</text:span>Id", <text:span text:style-name="T3">admin</text:span>.delete);</text:p>
      <text:p text:style-name="P16"/>
      <text:p text:style-name="P16"/>
      <text:p text:style-name="P17">Foodcategory</text:p>
      <text:p text:style-name="P17"/>
      <text:p text:style-name="P5">app.post("/api/<text:span text:style-name="T4">foodcategory</text:span>",<text:span text:style-name="T4">category</text:span>.create); </text:p>
      <text:p text:style-name="P6">app.get("/api/<text:span text:style-name="T4">foodcategory</text:span>/:<text:span text:style-name="T5">category</text:span>Id",<text:span text:style-name="T4">foodcategory</text:span>.findById);</text:p>
      <text:p text:style-name="P5">app.get("/api/<text:span text:style-name="T4">foodcategory</text:span>/",<text:span text:style-name="T4">category</text:span>.findAll);</text:p>
      <text:p text:style-name="P6">app.put("/api/<text:span text:style-name="T4">foodcategory</text:span>/:<text:span text:style-name="T4">categoryId</text:span>", <text:span text:style-name="T4">foodcategory</text:span>.update);</text:p>
      <text:p text:style-name="P6">app.delete('/api/<text:span text:style-name="T4">foodcategory</text:span>/:<text:span text:style-name="T4">category</text:span>Id", <text:span text:style-name="T4">foodcategory</text:span>.delete);</text:p>
      <text:p text:style-name="P6"/>
      <text:p text:style-name="P6"/>
      <text:p text:style-name="P18">Fooditem</text:p>
      <text:p text:style-name="P18"/>
      <text:p text:style-name="P7">app.post("/api/<text:span text:style-name="T4">fooditem</text:span>",<text:span text:style-name="T6">item</text:span>.create); </text:p>
      <text:p text:style-name="P7">app.get("/api/<text:span text:style-name="T4">fooditem</text:span>/:<text:span text:style-name="T6">item</text:span>Id",<text:span text:style-name="T4">fooditem</text:span>.findById);</text:p>
      <text:p text:style-name="P7">app.get("/api/<text:span text:style-name="T4">fooditem</text:span>/",<text:span text:style-name="T6">item</text:span>.findAll);</text:p>
      <text:p text:style-name="P7">app.put("/api/<text:span text:style-name="T4">fooditem</text:span>/:<text:span text:style-name="T6">itemId</text:span>",<text:span text:style-name="T6">item</text:span>.update);</text:p>
      <text:p text:style-name="P7">app.delete('/api/<text:span text:style-name="T4">fooditem</text:span>/:<text:span text:style-name="T6">item</text:span>Id",<text:span text:style-name="T6">item</text:span>.delete);</text:p>
      <text:p text:style-name="P7"/>
      <text:p text:style-name="P7"/>
      <text:p text:style-name="P19">Inventory</text:p>
      <text:p text:style-name="P19"/>
      <text:p text:style-name="P9">app.post("/api/<text:span text:style-name="T4">inventory</text:span>",<text:span text:style-name="T4">inventory</text:span>.create); </text:p>
      <text:p text:style-name="P9">app.get("/api/<text:span text:style-name="T4">inventory</text:span>/:<text:span text:style-name="T4">inventory</text:span>Id",<text:span text:style-name="T4">fooditem</text:span>.findById);</text:p>
      <text:p text:style-name="P9">app.get("/api/<text:span text:style-name="T4">inventory</text:span>/",<text:span text:style-name="T4">inventory</text:span>.findAll);</text:p>
      <text:p text:style-name="P10">app.put("/api/<text:span text:style-name="T4">inventory </text:span>/:<text:span text:style-name="T4">inventoryId</text:span>",<text:span text:style-name="T4">inventory.</text:span>update);</text:p>
      <text:p text:style-name="P10">app.delete('/api/<text:span text:style-name="T4">inventory</text:span>/:<text:span text:style-name="T4">inventory</text:span>Id",<text:span text:style-name="T4">inventory</text:span>.delete);</text:p>
      <text:p text:style-name="P8"/>
      <text:p text:style-name="P18"/>
      <text:p text:style-name="P20"><text:soft-page-break/>AddOn</text:p>
      <text:p text:style-name="P20"/>
      <text:p text:style-name="P12">app.post("/api/<text:span text:style-name="T4">addon</text:span>",<text:span text:style-name="T4">addon</text:span>.create); </text:p>
      <text:p text:style-name="P13">app.get("/api/<text:span text:style-name="T4">addon</text:span>/:<text:span text:style-name="T4">addon</text:span>Id",<text:span text:style-name="T4">addon</text:span>.findById);</text:p>
      <text:p text:style-name="P11">app.get("/api/<text:span text:style-name="T7">addon</text:span>/",<text:span text:style-name="T7">addon</text:span>.findAll);</text:p>
      <text:p text:style-name="P14">app.put("/api/<text:span text:style-name="T4">addon</text:span>/:<text:span text:style-name="T4">addon</text:span>",<text:span text:style-name="T4">addon.</text:span>update);</text:p>
      <text:p text:style-name="P15">app.delete('/api/<text:span text:style-name="T4">addon</text:span>/:<text:span text:style-name="T4">addon</text:span>Id",<text:span text:style-name="T4">addon</text:span>.delete);</text:p>
      <text:p text:style-name="P1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9:49:01.393228722</meta:creation-date>
    <dc:date>2019-03-06T20:15:26.226035700</dc:date>
    <meta:editing-duration>PT26M8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38" meta:character-count="1343" meta:non-whitespace-character-count="1329"/>
  </office:meta>
</office:document-meta>
</file>